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rk.UBS4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7" table:number-columns-repeated="2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 table:style-name="co4" table:number-columns-repeated="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 table:style-name="co4" table:number-columns-repeated="8" table:default-cell-style-name="Default"/>
        <table:table-column table:style-name="co6" table:number-columns-repeated="2" table:default-cell-style-name="Default"/>
        <table:table-column table:style-name="co4" table:number-columns-repeated="5" table:default-cell-style-name="Default"/>
        <table:table-column table:style-name="co8" table:number-columns-repeated="9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column table:style-name="co8" table:number-columns-repeated="5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number-columns-repeated="4" table:default-cell-style-name="Default"/>
        <table:table-column table:style-name="co4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row table:style-name="ro1">
          <table:table-cell/>
          <table:table-cell office:value-type="string" calcext:value-type="string">
            <text:p>Mk.1.1</text:p>
          </table:table-cell>
          <table:table-cell office:value-type="string" calcext:value-type="string">
            <text:p>Mk.1.2</text:p>
          </table:table-cell>
          <table:table-cell office:value-type="string" calcext:value-type="string">
            <text:p>Mk.1.4</text:p>
          </table:table-cell>
          <table:table-cell office:value-type="string" calcext:value-type="string">
            <text:p>Mk.1.6</text:p>
          </table:table-cell>
          <table:table-cell office:value-type="string" calcext:value-type="string">
            <text:p>Mk.1.8</text:p>
          </table:table-cell>
          <table:table-cell office:value-type="string" calcext:value-type="string">
            <text:p>Mk.1.11</text:p>
          </table:table-cell>
          <table:table-cell office:value-type="string" calcext:value-type="string">
            <text:p>Mk.1.14</text:p>
          </table:table-cell>
          <table:table-cell office:value-type="string" calcext:value-type="string">
            <text:p>Mk.1.27</text:p>
          </table:table-cell>
          <table:table-cell office:value-type="string" calcext:value-type="string">
            <text:p>Mk.1.29</text:p>
          </table:table-cell>
          <table:table-cell office:value-type="string" calcext:value-type="string">
            <text:p>Mk.1.34</text:p>
          </table:table-cell>
          <table:table-cell office:value-type="string" calcext:value-type="string">
            <text:p>Mk.1.39</text:p>
          </table:table-cell>
          <table:table-cell office:value-type="string" calcext:value-type="string">
            <text:p>Mk.1.40</text:p>
          </table:table-cell>
          <table:table-cell office:value-type="string" calcext:value-type="string">
            <text:p>Mk.1.41</text:p>
          </table:table-cell>
          <table:table-cell office:value-type="string" calcext:value-type="string">
            <text:p>Mk.2.4</text:p>
          </table:table-cell>
          <table:table-cell office:value-type="string" calcext:value-type="string">
            <text:p>Mk.2.5</text:p>
          </table:table-cell>
          <table:table-cell office:value-type="string" calcext:value-type="string">
            <text:p>Mk.2.9</text:p>
          </table:table-cell>
          <table:table-cell office:value-type="string" calcext:value-type="string">
            <text:p>Mk.2.14</text:p>
          </table:table-cell>
          <table:table-cell office:value-type="string" calcext:value-type="string">
            <text:p>Mk.2.15-16</text:p>
          </table:table-cell>
          <table:table-cell office:value-type="string" calcext:value-type="string">
            <text:p>Mk.2.16</text:p>
          </table:table-cell>
          <table:table-cell office:value-type="string" calcext:value-type="string">
            <text:p>Mk.2.22.1</text:p>
          </table:table-cell>
          <table:table-cell office:value-type="string" calcext:value-type="string">
            <text:p>Mk.2.22.2</text:p>
          </table:table-cell>
          <table:table-cell office:value-type="string" calcext:value-type="string">
            <text:p>Mk.3.7-8</text:p>
          </table:table-cell>
          <table:table-cell office:value-type="string" calcext:value-type="string">
            <text:p>Mk.3.8</text:p>
          </table:table-cell>
          <table:table-cell office:value-type="string" calcext:value-type="string">
            <text:p>Mk.3.14</text:p>
          </table:table-cell>
          <table:table-cell office:value-type="string" calcext:value-type="string">
            <text:p>Mk.3.16</text:p>
          </table:table-cell>
          <table:table-cell office:value-type="string" calcext:value-type="string">
            <text:p>Mk.3.18</text:p>
          </table:table-cell>
          <table:table-cell office:value-type="string" calcext:value-type="string">
            <text:p>Mk.3.20</text:p>
          </table:table-cell>
          <table:table-cell office:value-type="string" calcext:value-type="string">
            <text:p>Mk.3.21</text:p>
          </table:table-cell>
          <table:table-cell office:value-type="string" calcext:value-type="string">
            <text:p>Mk.3.29</text:p>
          </table:table-cell>
          <table:table-cell office:value-type="string" calcext:value-type="string">
            <text:p>Mk.3.32</text:p>
          </table:table-cell>
          <table:table-cell office:value-type="string" calcext:value-type="string">
            <text:p>Mk.4.8.1</text:p>
          </table:table-cell>
          <table:table-cell office:value-type="string" calcext:value-type="string">
            <text:p>Mk.4.8.2</text:p>
          </table:table-cell>
          <table:table-cell office:value-type="string" calcext:value-type="string">
            <text:p>Mk.4.15</text:p>
          </table:table-cell>
          <table:table-cell office:value-type="string" calcext:value-type="string">
            <text:p>Mk.4.20</text:p>
          </table:table-cell>
          <table:table-cell office:value-type="string" calcext:value-type="string">
            <text:p>Mk.4.24</text:p>
          </table:table-cell>
          <table:table-cell office:value-type="string" calcext:value-type="string">
            <text:p>Mk.4.28</text:p>
          </table:table-cell>
          <table:table-cell office:value-type="string" calcext:value-type="string">
            <text:p>Mk.4.40</text:p>
          </table:table-cell>
          <table:table-cell office:value-type="string" calcext:value-type="string">
            <text:p>Mk.5.1</text:p>
          </table:table-cell>
          <table:table-cell office:value-type="string" calcext:value-type="string">
            <text:p>Mk.5.21</text:p>
          </table:table-cell>
          <table:table-cell office:value-type="string" calcext:value-type="string">
            <text:p>Mk.5.36</text:p>
          </table:table-cell>
          <table:table-cell office:value-type="string" calcext:value-type="string">
            <text:p>Mk.6.2</text:p>
          </table:table-cell>
          <table:table-cell office:value-type="string" calcext:value-type="string">
            <text:p>Mk.6.3.1</text:p>
          </table:table-cell>
          <table:table-cell office:value-type="string" calcext:value-type="string">
            <text:p>Mk.6.3.2</text:p>
          </table:table-cell>
          <table:table-cell office:value-type="string" calcext:value-type="string">
            <text:p>Mk.6.14</text:p>
          </table:table-cell>
          <table:table-cell office:value-type="string" calcext:value-type="string">
            <text:p>Mk.6.20</text:p>
          </table:table-cell>
          <table:table-cell office:value-type="string" calcext:value-type="string">
            <text:p>Mk.6.22</text:p>
          </table:table-cell>
          <table:table-cell office:value-type="string" calcext:value-type="string">
            <text:p>Mk.6.23.1</text:p>
          </table:table-cell>
          <table:table-cell office:value-type="string" calcext:value-type="string">
            <text:p>Mk.6.23.2</text:p>
          </table:table-cell>
          <table:table-cell office:value-type="string" calcext:value-type="string">
            <text:p>Mk.6.33</text:p>
          </table:table-cell>
          <table:table-cell office:value-type="string" calcext:value-type="string">
            <text:p>Mk.6.41</text:p>
          </table:table-cell>
          <table:table-cell office:value-type="string" calcext:value-type="string">
            <text:p>Mk.6.44</text:p>
          </table:table-cell>
          <table:table-cell office:value-type="string" calcext:value-type="string">
            <text:p>Mk.6.45</text:p>
          </table:table-cell>
          <table:table-cell office:value-type="string" calcext:value-type="string">
            <text:p>Mk.6.47</text:p>
          </table:table-cell>
          <table:table-cell office:value-type="string" calcext:value-type="string">
            <text:p>Mk.6.51.1</text:p>
          </table:table-cell>
          <table:table-cell office:value-type="string" calcext:value-type="string">
            <text:p>Mk.6.51.2</text:p>
          </table:table-cell>
          <table:table-cell office:value-type="string" calcext:value-type="string">
            <text:p>Mk.7.3</text:p>
          </table:table-cell>
          <table:table-cell office:value-type="string" calcext:value-type="string">
            <text:p>Mk.7.4.1</text:p>
          </table:table-cell>
          <table:table-cell office:value-type="string" calcext:value-type="string">
            <text:p>Mk.7.4.2</text:p>
          </table:table-cell>
          <table:table-cell office:value-type="string" calcext:value-type="string">
            <text:p>Mk.7.4.3</text:p>
          </table:table-cell>
          <table:table-cell office:value-type="string" calcext:value-type="string">
            <text:p>Mk.7.7-8</text:p>
          </table:table-cell>
          <table:table-cell office:value-type="string" calcext:value-type="string">
            <text:p>Mk.7.9</text:p>
          </table:table-cell>
          <table:table-cell office:value-type="string" calcext:value-type="string">
            <text:p>Mk.7.15</text:p>
          </table:table-cell>
          <table:table-cell office:value-type="string" calcext:value-type="string">
            <text:p>Mk.7.19</text:p>
          </table:table-cell>
          <table:table-cell office:value-type="string" calcext:value-type="string">
            <text:p>Mk.7.24</text:p>
          </table:table-cell>
          <table:table-cell office:value-type="string" calcext:value-type="string">
            <text:p>Mk.7.28</text:p>
          </table:table-cell>
          <table:table-cell office:value-type="string" calcext:value-type="string">
            <text:p>Mk.7.31</text:p>
          </table:table-cell>
          <table:table-cell office:value-type="string" calcext:value-type="string">
            <text:p>Mk.7.35</text:p>
          </table:table-cell>
          <table:table-cell office:value-type="string" calcext:value-type="string">
            <text:p>Mk.8.7</text:p>
          </table:table-cell>
          <table:table-cell office:value-type="string" calcext:value-type="string">
            <text:p>Mk.8.10</text:p>
          </table:table-cell>
          <table:table-cell office:value-type="string" calcext:value-type="string">
            <text:p>Mk.8.15</text:p>
          </table:table-cell>
          <table:table-cell office:value-type="string" calcext:value-type="string">
            <text:p>Mk.8.26</text:p>
          </table:table-cell>
          <table:table-cell office:value-type="string" calcext:value-type="string">
            <text:p>Mk.8.38.1</text:p>
          </table:table-cell>
          <table:table-cell office:value-type="string" calcext:value-type="string">
            <text:p>Mk.8.38.2</text:p>
          </table:table-cell>
          <table:table-cell office:value-type="string" calcext:value-type="string">
            <text:p>Mk.9.14</text:p>
          </table:table-cell>
          <table:table-cell office:value-type="string" calcext:value-type="string">
            <text:p>Mk.9.23</text:p>
          </table:table-cell>
          <table:table-cell office:value-type="string" calcext:value-type="string">
            <text:p>Mk.9.24</text:p>
          </table:table-cell>
          <table:table-cell office:value-type="string" calcext:value-type="string">
            <text:p>Mk.9.29</text:p>
          </table:table-cell>
          <table:table-cell office:value-type="string" calcext:value-type="string">
            <text:p>Mk.9.38</text:p>
          </table:table-cell>
          <table:table-cell office:value-type="string" calcext:value-type="string">
            <text:p>Mk.9.41</text:p>
          </table:table-cell>
          <table:table-cell office:value-type="string" calcext:value-type="string">
            <text:p>Mk.9.42</text:p>
          </table:table-cell>
          <table:table-cell office:value-type="string" calcext:value-type="string">
            <text:p>Mk.9.43</text:p>
          </table:table-cell>
          <table:table-cell office:value-type="string" calcext:value-type="string">
            <text:p>Mk.9.45.1</text:p>
          </table:table-cell>
          <table:table-cell office:value-type="string" calcext:value-type="string">
            <text:p>Mk.9.45.2</text:p>
          </table:table-cell>
          <table:table-cell office:value-type="string" calcext:value-type="string">
            <text:p>Mk.9.49</text:p>
          </table:table-cell>
          <table:table-cell office:value-type="string" calcext:value-type="string">
            <text:p>Mk.10.1</text:p>
          </table:table-cell>
          <table:table-cell office:value-type="string" calcext:value-type="string">
            <text:p>Mk.10.2</text:p>
          </table:table-cell>
          <table:table-cell office:value-type="string" calcext:value-type="string">
            <text:p>Mk.10.6</text:p>
          </table:table-cell>
          <table:table-cell office:value-type="string" calcext:value-type="string">
            <text:p>Mk.10.7</text:p>
          </table:table-cell>
          <table:table-cell office:value-type="string" calcext:value-type="string">
            <text:p>Mk.10.13</text:p>
          </table:table-cell>
          <table:table-cell office:value-type="string" calcext:value-type="string">
            <text:p>Mk.10.19</text:p>
          </table:table-cell>
          <table:table-cell office:value-type="string" calcext:value-type="string">
            <text:p>Mk.10.21</text:p>
          </table:table-cell>
          <table:table-cell office:value-type="string" calcext:value-type="string">
            <text:p>Mk.10.24</text:p>
          </table:table-cell>
          <table:table-cell office:value-type="string" calcext:value-type="string">
            <text:p>Mk.10.25</text:p>
          </table:table-cell>
          <table:table-cell office:value-type="string" calcext:value-type="string">
            <text:p>Mk.10.26</text:p>
          </table:table-cell>
          <table:table-cell office:value-type="string" calcext:value-type="string">
            <text:p>Mk.10.31</text:p>
          </table:table-cell>
          <table:table-cell office:value-type="string" calcext:value-type="string">
            <text:p>Mk.10.34</text:p>
          </table:table-cell>
          <table:table-cell office:value-type="string" calcext:value-type="string">
            <text:p>Mk.10.36</text:p>
          </table:table-cell>
          <table:table-cell office:value-type="string" calcext:value-type="string">
            <text:p>Mk.10.40.1</text:p>
          </table:table-cell>
          <table:table-cell office:value-type="string" calcext:value-type="string">
            <text:p>Mk.10.40.2</text:p>
          </table:table-cell>
          <table:table-cell office:value-type="string" calcext:value-type="string">
            <text:p>Mk.10.43</text:p>
          </table:table-cell>
          <table:table-cell office:value-type="string" calcext:value-type="string">
            <text:p>Mk.11.3</text:p>
          </table:table-cell>
          <table:table-cell office:value-type="string" calcext:value-type="string">
            <text:p>Mk.11.19</text:p>
          </table:table-cell>
          <table:table-cell office:value-type="string" calcext:value-type="string">
            <text:p>Mk.11.22</text:p>
          </table:table-cell>
          <table:table-cell office:value-type="string" calcext:value-type="string">
            <text:p>Mk.11.24</text:p>
          </table:table-cell>
          <table:table-cell office:value-type="string" calcext:value-type="string">
            <text:p>Mk.11.25</text:p>
          </table:table-cell>
          <table:table-cell office:value-type="string" calcext:value-type="string">
            <text:p>Mk.12.23</text:p>
          </table:table-cell>
          <table:table-cell office:value-type="string" calcext:value-type="string">
            <text:p>Mk.12.26</text:p>
          </table:table-cell>
          <table:table-cell office:value-type="string" calcext:value-type="string">
            <text:p>Mk.12.34</text:p>
          </table:table-cell>
          <table:table-cell office:value-type="string" calcext:value-type="string">
            <text:p>Mk.12.36</text:p>
          </table:table-cell>
          <table:table-cell office:value-type="string" calcext:value-type="string">
            <text:p>Mk.12.41</text:p>
          </table:table-cell>
          <table:table-cell office:value-type="string" calcext:value-type="string">
            <text:p>Mk.13.2</text:p>
          </table:table-cell>
          <table:table-cell office:value-type="string" calcext:value-type="string">
            <text:p>Mk.13.8</text:p>
          </table:table-cell>
          <table:table-cell office:value-type="string" calcext:value-type="string">
            <text:p>Mk.13.33</text:p>
          </table:table-cell>
          <table:table-cell office:value-type="string" calcext:value-type="string">
            <text:p>Mk.14.5</text:p>
          </table:table-cell>
          <table:table-cell office:value-type="string" calcext:value-type="string">
            <text:p>Mk.14.24</text:p>
          </table:table-cell>
          <table:table-cell office:value-type="string" calcext:value-type="string">
            <text:p>Mk.14.25</text:p>
          </table:table-cell>
          <table:table-cell office:value-type="string" calcext:value-type="string">
            <text:p>Mk.14.30</text:p>
          </table:table-cell>
          <table:table-cell office:value-type="string" calcext:value-type="string">
            <text:p>Mk.14.39</text:p>
          </table:table-cell>
          <table:table-cell office:value-type="string" calcext:value-type="string">
            <text:p>Mk.14.41</text:p>
          </table:table-cell>
          <table:table-cell office:value-type="string" calcext:value-type="string">
            <text:p>Mk.14.65.1</text:p>
          </table:table-cell>
          <table:table-cell office:value-type="string" calcext:value-type="string">
            <text:p>Mk.14.65.2</text:p>
          </table:table-cell>
          <table:table-cell office:value-type="string" calcext:value-type="string">
            <text:p>Mk.14.68</text:p>
          </table:table-cell>
          <table:table-cell office:value-type="string" calcext:value-type="string">
            <text:p>Mk.14.72.1</text:p>
          </table:table-cell>
          <table:table-cell office:value-type="string" calcext:value-type="string">
            <text:p>Mk.14.72.2</text:p>
          </table:table-cell>
          <table:table-cell office:value-type="string" calcext:value-type="string">
            <text:p>Mk.14.72.3</text:p>
          </table:table-cell>
          <table:table-cell office:value-type="string" calcext:value-type="string">
            <text:p>Mk.15.8</text:p>
          </table:table-cell>
          <table:table-cell office:value-type="string" calcext:value-type="string">
            <text:p>Mk.15.12.1</text:p>
          </table:table-cell>
          <table:table-cell office:value-type="string" calcext:value-type="string">
            <text:p>Mk.15.12.2</text:p>
          </table:table-cell>
          <table:table-cell office:value-type="string" calcext:value-type="string">
            <text:p>Mk.15.27</text:p>
          </table:table-cell>
          <table:table-cell office:value-type="string" calcext:value-type="string">
            <text:p>Mk.15.34</text:p>
          </table:table-cell>
          <table:table-cell office:value-type="string" calcext:value-type="string">
            <text:p>Mk.15.39</text:p>
          </table:table-cell>
          <table:table-cell office:value-type="string" calcext:value-type="string">
            <text:p>Mk.15.44</text:p>
          </table:table-cell>
          <table:table-cell office:value-type="string" calcext:value-type="string">
            <text:p>Mk.16.1</text:p>
          </table:table-cell>
          <table:table-cell office:value-type="string" calcext:value-type="string">
            <text:p>Mk.16.2</text:p>
          </table:table-cell>
          <table:table-cell office:value-type="string" calcext:value-type="string">
            <text:p>Mk.16.8</text:p>
          </table:table-cell>
          <table:table-cell office:value-type="string" calcext:value-type="string">
            <text:p>Mk.16.8.A</text:p>
          </table:table-cell>
          <table:table-cell office:value-type="string" calcext:value-type="string">
            <text:p>Mk.16.8.B</text:p>
          </table:table-cell>
          <table:table-cell office:value-type="string" calcext:value-type="string">
            <text:p>Mk.16.14-15</text:p>
          </table:table-cell>
          <table:table-cell office:value-type="string" calcext:value-type="string">
            <text:p>Mk.16.17</text:p>
          </table:table-cell>
          <table:table-cell office:value-type="string" calcext:value-type="string">
            <text:p>Mk.16.18</text:p>
          </table:table-cell>
          <table:table-cell office:value-type="string" calcext:value-type="string">
            <text:p>Mk.16.19</text:p>
          </table:table-cell>
          <table:table-cell office:value-type="string" calcext:value-type="string">
            <text:p>Mk.16.20</text:p>
          </table:table-cell>
        </table:table-row>
        <table:table-row table:style-name="ro1">
          <table:table-cell office:value-type="string" calcext:value-type="string">
            <text:p>UBS</text:p>
          </table:table-cell>
          <table:table-cell table:number-columns-repeated="135"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table:number-columns-repeated="36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84</text:p>
          </table:table-cell>
          <table:table-cell table:number-columns-repeated="1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4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9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88</text:p>
          </table:table-cell>
          <table:table-cell table:number-columns-repeated="1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2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leph</text:p>
          </table:table-cell>
          <table:table-cell table:style-name="ce1" office:value-type="string" calcext:value-type="string">
            <text:p>4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7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1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leph-1</text:p>
          </table:table-cell>
          <table:table-cell table:style-name="ce1" office:value-type="string" calcext:value-type="string">
            <text:p>1</text:p>
          </table:table-cell>
          <table:table-cell table:number-columns-repeated="1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5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leph-2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-c</text:p>
          </table:table-cell>
          <table:table-cell table:number-columns-repeated="9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-2</text:p>
          </table:table-cell>
          <table:table-cell table:number-columns-repeated="7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6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17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10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0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7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1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-2</text:p>
          </table:table-cell>
          <table:table-cell table:number-columns-repeated="31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19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table:number-columns-repeated="2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table:number-columns-repeated="7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0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-c</text:p>
          </table:table-cell>
          <table:table-cell table:number-columns-repeated="9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-2</text:p>
          </table:table-cell>
          <table:table-cell table:number-columns-repeated="68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4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-supp</text:p>
          </table:table-cell>
          <table:table-cell table:number-columns-repeated="13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9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0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9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8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W-c</text:p>
          </table:table-cell>
          <table:table-cell table:number-columns-repeated="96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4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7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5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elta-c</text:p>
          </table:table-cell>
          <table:table-cell table:number-columns-repeated="2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8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het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6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heta-c</text:p>
          </table:table-cell>
          <table:table-cell table:number-columns-repeated="2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1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hi </text:p>
          </table:table-cell>
          <table:table-cell table:number-columns-repeated="53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8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i</text:p>
          </table:table-cell>
          <table:table-cell table:number-columns-repeated="7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6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7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si-c</text:p>
          </table:table-cell>
          <table:table-cell table:number-columns-repeated="12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0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59</text:p>
          </table:table-cell>
          <table:table-cell table:number-columns-repeated="12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67</text:p>
          </table:table-cell>
          <table:table-cell table:number-columns-repeated="7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0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83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87</text:p>
          </table:table-cell>
          <table:table-cell table:number-columns-repeated="10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3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99</text:p>
          </table:table-cell>
          <table:table-cell table:number-columns-repeated="134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107</text:p>
          </table:table-cell>
          <table:table-cell table:number-columns-repeated="3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03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112</text:p>
          </table:table-cell>
          <table:table-cell table:number-columns-repeated="13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126</text:p>
          </table:table-cell>
          <table:table-cell table:number-columns-repeated="3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130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124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131</text:p>
          </table:table-cell>
          <table:table-cell table:number-columns-repeated="39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31-c</text:p>
          </table:table-cell>
          <table:table-cell table:number-columns-repeated="66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5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132</text:p>
          </table:table-cell>
          <table:table-cell table:number-columns-repeated="3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03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146</text:p>
          </table:table-cell>
          <table:table-cell table:number-columns-repeated="97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43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167</text:p>
          </table:table-cell>
          <table:table-cell table:number-columns-repeated="3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105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187</text:p>
          </table:table-cell>
          <table:table-cell table:number-columns-repeated="4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92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233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58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18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250</text:p>
          </table:table-cell>
          <table:table-cell table:number-columns-repeated="12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269</text:p>
          </table:table-cell>
          <table:table-cell table:number-columns-repeated="4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274</text:p>
          </table:table-cell>
          <table:table-cell table:number-columns-repeated="5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4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0278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-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6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6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-1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number-columns-repeated="13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-mg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1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0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c</text:p>
          </table:table-cell>
          <table:table-cell table:number-columns-repeated="3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28-c</text:p>
          </table:table-cell>
          <table:table-cell table:style-name="ce1" office:value-type="string" calcext:value-type="string">
            <text:p>4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8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6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5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33-c</text:p>
          </table:table-cell>
          <table:table-cell table:number-columns-repeated="4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9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157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205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6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225</text:p>
          </table:table-cell>
          <table:table-cell table:number-columns-repeated="9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4-mg</text:p>
          </table:table-cell>
          <table:table-cell table:number-columns-repeated="13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304</text:p>
          </table:table-cell>
          <table:table-cell table:number-columns-repeated="13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544</text:p>
          </table:table-cell>
          <table:table-cell table:number-columns-repeated="13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56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65-c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13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565-mg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569</text:p>
          </table:table-cell>
          <table:table-cell table:number-columns-repeated="93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48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579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597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700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700-c</text:p>
          </table:table-cell>
          <table:table-cell table:number-columns-repeated="74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1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54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826</text:p>
          </table:table-cell>
          <table:table-cell table:number-columns-repeated="28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1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826-c</text:p>
          </table:table-cell>
          <table:table-cell table:number-columns-repeated="2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13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828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828-c</text:p>
          </table:table-cell>
          <table:table-cell table:number-columns-repeated="4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9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89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6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892-c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5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954</text:p>
          </table:table-cell>
          <table:table-cell table:number-columns-repeated="11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1006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010-c</text:p>
          </table:table-cell>
          <table:table-cell table:number-columns-repeated="8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8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107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124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124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243-c</text:p>
          </table:table-cell>
          <table:table-cell table:number-columns-repeated="6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7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1292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292-c</text:p>
          </table:table-cell>
          <table:table-cell table:number-columns-repeated="96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45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134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2</text:p>
          </table:table-cell>
          <table:table-cell table:number-columns-repeated="6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6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1424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8"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1505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05-c</text:p>
          </table:table-cell>
          <table:table-cell table:number-columns-repeated="5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82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1675</text:p>
          </table:table-cell>
          <table:table-cell table:number-columns-repeated="11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1773</text:p>
          </table:table-cell>
          <table:table-cell table:number-columns-repeated="78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63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242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9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16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yz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G-supp</text:p>
          </table:table-cell>
          <table:table-cell table:style-name="ce1"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8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9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4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1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number-columns-repeated="7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4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igma-c</text:p>
          </table:table-cell>
          <table:table-cell table:number-columns-repeated="4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5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ect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-AD</text:p>
          </table:table-cell>
          <table:table-cell table:number-columns-repeated="3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68</text:p>
          </table:table-cell>
          <table:table-cell table:number-columns-repeated="2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18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76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1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9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5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127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184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211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55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25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292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67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384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6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5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387</text:p>
          </table:table-cell>
          <table:table-cell table:number-columns-repeated="3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514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3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524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6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547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1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2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563</text:p>
          </table:table-cell>
          <table:table-cell table:number-columns-repeated="74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63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637</text:p>
          </table:table-cell>
          <table:table-cell table:number-columns-repeated="40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672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2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673</text:p>
          </table:table-cell>
          <table:table-cell table:number-columns-repeated="2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18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75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770</text:p>
          </table:table-cell>
          <table:table-cell table:number-columns-repeated="4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9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773</text:p>
          </table:table-cell>
          <table:table-cell table:number-columns-repeated="48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813</text:p>
          </table:table-cell>
          <table:table-cell table:number-columns-repeated="2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18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858</text:p>
          </table:table-cell>
          <table:table-cell table:number-columns-repeated="9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859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78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4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866</text:p>
          </table:table-cell>
          <table:table-cell table:number-columns-repeated="1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890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7</text:p>
          </table:table-cell>
          <table:table-cell table:number-columns-repeated="2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950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1016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6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1074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1223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18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1552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1552-c</text:p>
          </table:table-cell>
          <table:table-cell table:number-columns-repeated="2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1602</text:p>
          </table:table-cell>
          <table:table-cell table:number-columns-repeated="13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1627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6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1780</text:p>
          </table:table-cell>
          <table:table-cell table:number-columns-repeated="4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aur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9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t-b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c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7</text:p>
          </table:table-cell>
          <table:table-cell table:number-columns-repeated="7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it-d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d-supp</text:p>
          </table:table-cell>
          <table:table-cell table:number-columns-repeated="134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it-e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67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f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ff-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13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ff-2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i</text:p>
          </table:table-cell>
          <table:table-cell table:number-columns-repeated="1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k</text:p>
          </table:table-cell>
          <table:table-cell table:number-columns-repeated="68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5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l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7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5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n</text:p>
          </table:table-cell>
          <table:table-cell table:number-columns-repeated="6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o</text:p>
          </table:table-cell>
          <table:table-cell table:number-columns-repeated="134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it-q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t-r-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-t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11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5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7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-cl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6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vg-ww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6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vg-st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6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yr-c</text:p>
          </table:table-cell>
          <table:table-cell table:number-columns-repeated="134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yr-p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yr-h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yr-h-mg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yr-h+*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67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7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yr-h-gr</text:p>
          </table:table-cell>
          <table:table-cell table:number-columns-repeated="2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yr-pal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1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yr-s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7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-s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6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5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op-bo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7"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5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cop-fay</text:p>
          </table:table-cell>
          <table:table-cell table:number-columns-repeated="33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6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6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6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number-columns-repeated="4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5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th-pp</text:p>
          </table:table-cell>
          <table:table-cell table:number-columns-repeated="2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4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th-TH</text:p>
          </table:table-cell>
          <table:table-cell table:number-columns-repeated="2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eo-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eo-2</text:p>
          </table:table-cell>
          <table:table-cell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eo-A</text:p>
          </table:table-cell>
          <table:table-cell table:number-columns-repeated="4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eo-B</text:p>
          </table:table-cell>
          <table:table-cell table:number-columns-repeated="43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2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lav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4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damanti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post-Const</text:p>
          </table:table-cell>
          <table:table-cell table:number-columns-repeated="134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rseni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terius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number-columns-repeated="132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thanasi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thenagora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hrysostom</text:p>
          </table:table-cell>
          <table:table-cell table:number-columns-repeated="46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1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ement</text:p>
          </table:table-cell>
          <table:table-cell table:number-columns-repeated="7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ril</text:p>
          </table:table-cell>
          <table:table-cell table:number-columns-repeated="7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ril-Jerusalem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13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atessaron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6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0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atessaron-arm</text:p>
          </table:table-cell>
          <table:table-cell table:number-columns-repeated="1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0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atessaron-syr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1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dymus</text:p>
          </table:table-cell>
          <table:table-cell table:number-columns-repeated="8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5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onysius</text:p>
          </table:table-cell>
          <table:table-cell table:number-columns-repeated="13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ocetist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piphanius</text:p>
          </table:table-cell>
          <table:table-cell table:style-name="ce1" office:value-type="string" calcext:value-type="string">
            <text:p>5</text:p>
          </table:table-cell>
          <table:table-cell table:number-columns-repeated="36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8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usebian Canon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usebius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65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5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vagri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regory-Nyssa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esychius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35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7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ppolyt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renaeus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3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4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4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renaeus-lat</text:p>
          </table:table-cell>
          <table:table-cell table:number-columns-repeated="35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4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4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John-Damascus</text:p>
          </table:table-cell>
          <table:table-cell table:number-columns-repeated="6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7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table:number-columns-repeated="12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rcell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carius/Symeon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rcus-Eremita</text:p>
          </table:table-cell>
          <table:table-cell table:number-columns-repeated="134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assene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estori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il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rigen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rigen-gr</text:p>
          </table:table-cell>
          <table:table-cell table:style-name="ce1" office:value-type="string" calcext:value-type="string">
            <text:p>4</text:p>
          </table:table-cell>
          <table:table-cell table:number-columns-repeated="2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1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rigen-lat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6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85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18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eter-Alexandria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etrus-Chrysolog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hilo-Carpasia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olychronius</text:p>
          </table:table-cell>
          <table:table-cell table:number-columns-repeated="11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orphyry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roclus</text:p>
          </table:table-cell>
          <table:table-cell table:number-columns-repeated="11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-Athanasi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-Clementine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-Eustathi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-Hippolyt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-Ignati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-Justin</text:p>
          </table:table-cell>
          <table:table-cell table:number-columns-repeated="4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tolemy</text:p>
          </table:table-cell>
          <table:table-cell table:number-columns-repeated="90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38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erapion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14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everian</text:p>
          </table:table-cell>
          <table:table-cell table:style-name="ce1" office:value-type="string" calcext:value-type="string">
            <text:p>4</text:p>
          </table:table-cell>
          <table:table-cell table:number-columns-repeated="133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heodore-Heraclea</text:p>
          </table:table-cell>
          <table:table-cell table:number-columns-repeated="8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5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heodoret</text:p>
          </table:table-cell>
          <table:table-cell table:number-columns-repeated="13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heodotus-Ancyra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heophil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mbrose</text:p>
          </table:table-cell>
          <table:table-cell table:number-columns-repeated="12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29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mbrosiaster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6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6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gustine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6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6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hromatius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7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5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prian</text:p>
          </table:table-cell>
          <table:table-cell table:number-columns-repeated="28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2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42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austus-Milevi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audenti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regory-Elvira</text:p>
          </table:table-cell>
          <table:table-cell table:number-columns-repeated="6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8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lary</text:p>
          </table:table-cell>
          <table:table-cell table:number-columns-repeated="9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2</text:p>
          </table:table-cell>
          <table:table-cell table:number-columns-repeated="3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Juvencus</text:p>
          </table:table-cell>
          <table:table-cell table:number-columns-repeated="37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10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Jerome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number-columns-repeated="51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style-name="ce1"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39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ucifer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elagi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etilian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-Vigili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ufinus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peculum</text:p>
          </table:table-cell>
          <table:table-cell table:number-columns-repeated="104" office:value-type="string" calcext:value-type="string">
            <text:p>NA</text:p>
          </table:table-cell>
          <table:table-cell table:style-name="ce1" office:value-type="string" calcext:value-type="string">
            <text:p>2</text:p>
          </table:table-cell>
          <table:table-cell table:number-columns-repeated="3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ertullian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yconius</text:p>
          </table:table-cell>
          <table:table-cell table:number-columns-repeated="133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arimadum</text:p>
          </table:table-cell>
          <table:table-cell table:number-columns-repeated="86" office:value-type="string" calcext:value-type="string">
            <text:p>NA</text:p>
          </table:table-cell>
          <table:table-cell table:style-name="ce1" office:value-type="string" calcext:value-type="string">
            <text:p>3</text:p>
          </table:table-cell>
          <table:table-cell table:number-columns-repeated="5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ictorinus-Pettau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number-columns-repeated="14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ictorinus-Rome</text:p>
          </table:table-cell>
          <table:table-cell table:number-columns-repeated="14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Zeno</text:p>
          </table:table-cell>
          <table:table-cell table:number-columns-repeated="60" office:value-type="string" calcext:value-type="string">
            <text:p>NA</text:p>
          </table:table-cell>
          <table:table-cell table:style-name="ce1" office:value-type="string" calcext:value-type="string">
            <text:p>1</text:p>
          </table:table-cell>
          <table:table-cell table:number-columns-repeated="81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8323" meta:object-count="0"/>
    <meta:generator>LibreOffice/7.3.7.2$Linux_X86_64 LibreOffice_project/30$Build-2</meta:generator>
  </office:meta>
</office:document-meta>
</file>